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.6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text-properties fo:font-family="Homa" style:font-pitch="variable" style:font-family-complex="Homa" style:font-pitch-complex="variable"/>
    </style:style>
    <style:style style:name="P4" style:family="paragraph">
      <style:text-properties fo:color="#ff0000" fo:font-family="Koodak" style:font-pitch="variable" style:font-family-complex="Koodak" style:font-pitch-complex="variable"/>
    </style:style>
    <style:style style:name="P5" style:family="paragraph">
      <style:paragraph-properties fo:text-align="end" style:writing-mode="rl-tb"/>
      <style:text-properties fo:color="#ff0000" fo:font-family="Koodak" style:font-pitch="variable" style:font-family-complex="Koodak" style:font-pitch-complex="variable"/>
    </style:style>
    <style:style style:name="P6" style:family="paragraph">
      <style:text-properties fo:font-family="'DejaVu Sans'" style:font-family-generic="swiss" style:font-pitch="variable"/>
    </style:style>
    <style:style style:name="T1" style:family="text">
      <style:text-properties fo:font-family="Homa" style:font-pitch="variable" fo:font-size="28pt" style:font-size-asian="28pt" style:font-family-complex="Homa" style:font-pitch-complex="variable" style:font-size-complex="28pt"/>
    </style:style>
    <style:style style:name="T2" style:family="text">
      <style:text-properties fo:font-family="Homa" style:font-pitch="variable" fo:font-size="24pt" style:font-size-asian="24pt" style:font-family-complex="Homa" style:font-pitch-complex="variable" style:font-size-complex="24pt"/>
    </style:style>
    <style:style style:name="T3" style:family="text">
      <style:text-properties fo:color="#ff0000" fo:font-family="Koodak" style:font-pitch="variable" fo:font-size="20pt" style:font-size-asian="20pt" style:font-family-complex="Koodak" style:font-pitch-complex="variable" style:font-size-complex="20pt"/>
    </style:style>
    <style:style style:name="T4" style:family="text">
      <style:text-properties fo:color="#ff0000" fo:font-family="Koodak" style:font-pitch="variable" fo:font-size="20pt" style:font-size-asian="20pt" style:font-family-complex="Koodak" style:font-pitch-complex="variable" style:font-size-complex="20pt"/>
    </style:style>
    <style:style style:name="T5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8.255cm" svg:x="2.47cm" svg:y="1.6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.08cm" svg:height="1.905cm" svg:x="2.827cm" svg:y="5.0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.08cm" svg:height="1.905cm" svg:x="2.827cm" svg:y="7.46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" draw:id="id1" draw:layer="layout" svg:width="6.35cm" svg:height="2.54cm" svg:x="12.587cm" svg:y="5.05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4.333cm" svg:height="2.042cm" svg:x="3.217cm" svg:y="1.733cm">
          <draw:text-box>
            <text:p text:style-name="P2"><text:span text:style-name="T1">پایانه متنی</text:span></text:p>
          </draw:text-box>
        </draw:frame>
        <draw:frame draw:style-name="gr3" draw:text-style-name="P3" xml:id="id3" draw:id="id3" draw:layer="layout" svg:width="3.63cm" svg:height="1.788cm" svg:x="3.497cm" svg:y="5.04cm">
          <draw:text-box>
            <text:p text:style-name="P2"><text:span text:style-name="T2">صفحه کلید</text:span></text:p>
          </draw:text-box>
        </draw:frame>
        <draw:frame draw:style-name="gr3" draw:text-style-name="P3" xml:id="id2" draw:id="id2" draw:layer="layout" svg:width="4.541cm" svg:height="1.788cm" svg:x="3.066cm" svg:y="7.463cm">
          <draw:text-box>
            <text:p text:style-name="P2"><text:span text:style-name="T2">صفحه نمایش</text:span></text:p>
          </draw:text-box>
        </draw:frame>
        <draw:frame draw:style-name="gr3" draw:text-style-name="P3" draw:layer="layout" svg:width="2.284cm" svg:height="1.788cm" svg:x="14.548cm" svg:y="5.358cm">
          <draw:text-box>
            <text:p text:style-name="P2"><text:span text:style-name="T2">برنامه</text:span></text:p>
          </draw:text-box>
        </draw:frame>
        <draw:frame draw:style-name="gr3" draw:text-style-name="P4" draw:layer="layout" svg:width="4.621cm" svg:height="1.356cm" svg:x="8.366cm" svg:y="7.228cm">
          <draw:text-box>
            <text:p text:style-name="P2"><text:span text:style-name="T3">خروجی </text:span><text:span text:style-name="T4">استاندارد</text:span></text:p>
          </draw:text-box>
        </draw:frame>
        <draw:frame draw:style-name="gr4" draw:text-style-name="P5" draw:layer="layout" svg:width="4.435cm" svg:height="1.356cm" svg:x="8.652cm" svg:y="3.367cm">
          <draw:text-box>
            <text:p text:style-name="P2"><text:span text:style-name="T3">ورودی استاندارد</text:span></text:p>
          </draw:text-box>
        </draw:frame>
        <draw:frame draw:style-name="gr3" draw:text-style-name="P4" draw:layer="layout" svg:width="6.175cm" svg:height="1.356cm" svg:x="8.912cm" svg:y="9.417cm">
          <draw:text-box>
            <text:p text:style-name="P2"><text:span text:style-name="T3">خروجی خطای استاندارد</text:span></text:p>
          </draw:text-box>
        </draw:frame>
        <draw:connector draw:style-name="gr5" draw:text-style-name="P1" draw:layer="layout" svg:x1="15.762cm" svg:y1="7.598cm" svg:x2="5.336cm" svg:y2="9.251cm" draw:start-shape="id1" draw:start-glue-point="8" draw:end-shape="id2" draw:end-glue-point="2" svg:d="m15762 7598v2153h-10426v-500">
          <text:p/>
        </draw:connector>
        <draw:connector draw:style-name="gr5" draw:text-style-name="P1" draw:layer="layout" svg:x1="13.517cm" svg:y1="7.226cm" svg:x2="7.607cm" svg:y2="8.357cm" draw:start-shape="id1" draw:start-glue-point="7" draw:end-shape="id2" draw:end-glue-point="1" svg:d="m13517 7226v1131h-5910">
          <text:p/>
        </draw:connector>
        <draw:frame draw:style-name="gr3" draw:text-style-name="P6" draw:layer="layout" svg:width="1.438cm" svg:height="0.988cm" svg:x="9.89cm" svg:y="4.457cm">
          <draw:text-box>
            <text:p text:style-name="P6"><text:span text:style-name="T5">#0</text:span></text:p>
          </draw:text-box>
        </draw:frame>
        <draw:frame draw:style-name="gr6" draw:text-style-name="P6" draw:layer="layout" svg:width="1.438cm" svg:height="0.988cm" svg:x="10.357cm" svg:y="8.267cm">
          <draw:text-box>
            <text:p text:style-name="P6"><text:span text:style-name="T5">#1</text:span></text:p>
          </draw:text-box>
        </draw:frame>
        <draw:frame draw:style-name="gr3" draw:text-style-name="P6" draw:layer="layout" svg:width="1.438cm" svg:height="0.988cm" svg:x="11.16cm" svg:y="10.525cm">
          <draw:text-box>
            <text:p text:style-name="P6"><text:span text:style-name="T5">#2</text:span></text:p>
          </draw:text-box>
        </draw:frame>
        <draw:connector draw:style-name="gr5" draw:text-style-name="P1" draw:layer="layout" svg:x1="5.312cm" svg:y1="5.04cm" svg:x2="15.762cm" svg:y2="5.058cm" draw:start-shape="id3" draw:start-glue-point="0" draw:end-shape="id1" draw:end-glue-point="4" svg:d="m5312 5040v-500h10450v5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hdi Esmaeelpour</meta:initial-creator>
    <meta:creation-date>2011-07-30T17:43:19</meta:creation-date>
    <dc:date>2011-07-30T17:58:21</dc:date>
    <dc:creator>Mehdi Esmaeelpour</dc:creator>
    <meta:editing-duration>PT15M2S</meta:editing-duration>
    <meta:editing-cycles>13</meta:editing-cycles>
    <meta:generator>LibreOffice/3.3$Unix LibreOffice_project/330m19$Build-202</meta:generator>
    <meta:document-statistic meta:object-count="17"/>
  </office:meta>
</office:document-meta>
</file>